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6">
      <style:text-properties fo:font-size="16pt" officeooo:rsid="001c4405" officeooo:paragraph-rsid="00931a0c" style:font-size-asian="16pt" style:font-size-complex="16pt"/>
    </style:style>
    <style:style style:name="P31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5" style:family="paragraph" style:parent-style-name="Standard" style:list-style-name="L19">
      <style:text-properties fo:font-size="16pt" officeooo:rsid="001c4405" officeooo:paragraph-rsid="00931a0c" style:font-size-asian="16pt" style:font-size-complex="16pt"/>
    </style:style>
    <style:style style:name="P36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5">
      <style:text-properties fo:font-size="16pt" officeooo:rsid="001c4405" officeooo:paragraph-rsid="00931a0c" style:font-size-asian="16pt" style:font-size-complex="16pt"/>
    </style:style>
    <style:style style:name="P43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8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51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5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2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4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70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2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8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81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5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7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8" style:family="paragraph" style:parent-style-name="Standard" style:list-style-name="L59">
      <style:text-properties fo:font-size="16pt" officeooo:rsid="001c4405" officeooo:paragraph-rsid="008931db" style:font-size-asian="16pt" style:font-size-complex="16pt"/>
    </style:style>
    <style:style style:name="P89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90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91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92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93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94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95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6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7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98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9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100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101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102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103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104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105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106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7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108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109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110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11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12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13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14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15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16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17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18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19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20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21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22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23" style:family="paragraph" style:parent-style-name="Standard" style:list-style-name="L59">
      <style:text-properties fo:font-size="16pt" officeooo:rsid="00859042" officeooo:paragraph-rsid="0088f37e" style:font-size-asian="16pt" style:font-size-complex="16pt"/>
    </style:style>
    <style:style style:name="P124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125" style:family="paragraph" style:parent-style-name="Standard" style:list-style-name="L5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6" style:family="paragraph" style:parent-style-name="Standard" style:list-style-name="L56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7" style:family="paragraph" style:parent-style-name="Standard" style:list-style-name="L47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8" style:family="paragraph" style:parent-style-name="Standard" style:list-style-name="L38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9" style:family="paragraph" style:parent-style-name="Standard" style:list-style-name="L53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30" style:family="paragraph" style:parent-style-name="Standard" style:list-style-name="L44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31" style:family="paragraph" style:parent-style-name="Standard" style:list-style-name="L41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32" style:family="paragraph" style:parent-style-name="Standard" style:list-style-name="L35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33" style:family="paragraph" style:parent-style-name="Standard" style:list-style-name="L2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34" style:family="paragraph" style:parent-style-name="Standard" style:list-style-name="L32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style:style style:name="T40" style:family="text">
      <style:text-properties officeooo:rsid="007db530"/>
    </style:style>
    <style:style style:name="T41" style:family="text">
      <style:text-properties officeooo:rsid="007ea6fd"/>
    </style:style>
    <style:style style:name="T42" style:family="text">
      <style:text-properties officeooo:rsid="007f90ee"/>
    </style:style>
    <style:style style:name="T43" style:family="text">
      <style:text-properties officeooo:rsid="007ff476"/>
    </style:style>
    <style:style style:name="T44" style:family="text">
      <style:text-properties officeooo:rsid="0083998e"/>
    </style:style>
    <style:style style:name="T45" style:family="text">
      <style:text-properties officeooo:rsid="00859042"/>
    </style:style>
    <style:style style:name="T46" style:family="text">
      <style:text-properties officeooo:rsid="00877514"/>
    </style:style>
    <style:style style:name="T47" style:family="text">
      <style:text-properties officeooo:rsid="00891c9c"/>
    </style:style>
    <style:style style:name="T48" style:family="text">
      <style:text-properties officeooo:rsid="008b2769"/>
    </style:style>
    <style:style style:name="T49" style:family="text">
      <style:text-properties officeooo:rsid="008cbaf5"/>
    </style:style>
    <style:style style:name="T50" style:family="text">
      <style:text-properties officeooo:rsid="008e4430"/>
    </style:style>
    <style:style style:name="T51" style:family="text">
      <style:text-properties officeooo:rsid="008ebd8b"/>
    </style:style>
    <style:style style:name="T52" style:family="text">
      <style:text-properties officeooo:rsid="008f7e1a"/>
    </style:style>
    <style:style style:name="T53" style:family="text">
      <style:text-properties officeooo:rsid="00913ff7"/>
    </style:style>
    <style:style style:name="T54" style:family="text">
      <style:text-properties officeooo:rsid="00931a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546851558970195723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5498159339841511817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92606370826146" text:continue-list="list546851558970195723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18584628246855133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92607127008456" text:continue-list="list92606370826146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8504920640030413758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4726928798913177354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92605982520360" text:continue-list="list8504920640030413758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508548238527387424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92606444371111" text:continue-list="list92605982520360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4073726402599196803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5115112452631816591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92606072696481" text:continue-list="list4073726402599196803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8860826477021852500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92605850298145" text:continue-list="list92606072696481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5190223486026080210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4259749110248407420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92606661277755" text:continue-list="list5190223486026080210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6272321594780455042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92606849655147" text:continue-list="list92606661277755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4191408682164667235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3273252404896665409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92606161226980" text:continue-list="list4191408682164667235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1674965918095340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91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92605565872488" text:continue-list="list92606161226980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859003861048774314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6921220048236632842" text:style-name="L17">
        <text:list-item>
          <text:list>
            <text:list-item>
              <text:p text:style-name="P31">Dispersal</text:p>
            </text:list-item>
            <text:list-item>
              <text:p text:style-name="P31">Dispersal</text:p>
            </text:list-item>
            <text:list-item>
              <text:p text:style-name="P31">Dispersal</text:p>
            </text:list-item>
          </text:list>
        </text:list-item>
      </text:list>
      <text:list xml:id="list92606261111712" text:continue-list="list859003861048774314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6563171259230489837" text:style-name="L18">
        <text:list-item>
          <text:list>
            <text:list-item>
              <text:p text:style-name="P32">Influencer: Success -&gt; Dibuix</text:p>
            </text:list-item>
            <text:list-item>
              <text:p text:style-name="P32">Perfection 6: Perfect -&gt; <text:span text:style-name="T10">img </text:span>Hybridation Neanderthals</text:p>
            </text:list-item>
            <text:list-item>
              <text:p text:style-name="P92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92605877397839" text:continue-list="list92606261111712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30">Text: "Do we need the Guides? The Zho'll already own this land!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7444188801327202073" text:style-name="L19">
        <text:list-item>
          <text:p text:style-name="P33">Atributs:</text:p>
          <text:list>
            <text:list-item>
              <text:p text:style-name="P33">Warfare</text:p>
            </text:list-item>
            <text:list-item>
              <text:p text:style-name="P33">Mobility</text:p>
            </text:list-item>
            <text:list-item>
              <text:p text:style-name="P33">Technology</text:p>
            </text:list-item>
          </text:list>
          <text:p text:style-name="P33"/>
        </text:list-item>
        <text:list-item>
          <text:p text:style-name="P33">Poders:</text:p>
          <text:list>
            <text:list-item>
              <text:p text:style-name="P34">Reproduction <text:span text:style-name="T29">(global)</text:span></text:p>
            </text:list-item>
            <text:list-item>
              <text:p text:style-name="P34">Resistance <text:span text:style-name="T29">(àrea)</text:span></text:p>
            </text:list-item>
          </text:list>
          <text:p text:style-name="P33"/>
        </text:list-item>
        <text:list-item>
          <text:p text:style-name="P33">Goals:</text:p>
        </text:list-item>
      </text:list>
      <text:list xml:id="list8626421633150258677" text:style-name="L20">
        <text:list-item>
          <text:list>
            <text:list-item>
              <text:p text:style-name="P36">Dispersal</text:p>
            </text:list-item>
            <text:list-item>
              <text:p text:style-name="P36">Dispersal</text:p>
            </text:list-item>
            <text:list-item>
              <text:p text:style-name="P36">Dispersal</text:p>
            </text:list-item>
          </text:list>
        </text:list-item>
      </text:list>
      <text:list xml:id="list92606906720013" text:continue-list="list7444188801327202073" text:style-name="L19">
        <text:list-header>
          <text:p text:style-name="P33"/>
        </text:list-header>
        <text:list-item>
          <text:p text:style-name="P33">Achievements:</text:p>
        </text:list-item>
      </text:list>
      <text:list xml:id="list6692177837843632590" text:style-name="L21">
        <text:list-item>
          <text:list>
            <text:list-item>
              <text:p text:style-name="P37">Call to arms: Success -&gt; Dibuix</text:p>
            </text:list-item>
            <text:list-item>
              <text:p text:style-name="P37">Perfection 7: Perfect -&gt; <text:span text:style-name="T11">img warfare</text:span></text:p>
            </text:list-item>
            <text:list-item>
              <text:p text:style-name="P93">The world on horseback: creuar muntanyes pel nord-&gt; txt quote genghis khan</text:p>
            </text:list-item>
          </text:list>
        </text:list-item>
      </text:list>
      <text:list xml:id="list92606841940514" text:continue-list="list92606906720013" text:style-name="L19">
        <text:list-header>
          <text:p text:style-name="P33"/>
        </text:list-header>
        <text:list-item>
          <text:p text:style-name="P33">Story:</text:p>
          <text:list>
            <text:list-item>
              <text:p text:style-name="P33">Dibu: Escena de <text:span text:style-name="T54">combat</text:span></text:p>
            </text:list-item>
            <text:list-item>
              <text:p text:style-name="P33">Contingut: Els Zho'll poden acomplir el seu destí sense els Guies</text:p>
            </text:list-item>
            <text:list-item>
              <text:p text:style-name="P35">Text: "But we are not alone...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1623720535706315254" text:style-name="L22">
        <text:list-item>
          <text:p text:style-name="P38">Atributs:</text:p>
          <text:list>
            <text:list-item>
              <text:p text:style-name="P38">Influence </text:p>
            </text:list-item>
            <text:list-item>
              <text:p text:style-name="P38">Warfare</text:p>
            </text:list-item>
            <text:list-item>
              <text:p text:style-name="P38">Resistance</text:p>
            </text:list-item>
          </text:list>
          <text:p text:style-name="P38"/>
        </text:list-item>
        <text:list-item>
          <text:p text:style-name="P38">Poders:</text:p>
          <text:list>
            <text:list-item>
              <text:p text:style-name="P38">Mobility <text:span text:style-name="T29">(àrea)</text:span></text:p>
            </text:list-item>
            <text:list-item>
              <text:p text:style-name="P38">Reproduction <text:span text:style-name="T29">(global)</text:span></text:p>
            </text:list-item>
          </text:list>
          <text:p text:style-name="P38"/>
        </text:list-item>
        <text:list-item>
          <text:p text:style-name="P38">Goals:</text:p>
        </text:list-item>
      </text:list>
      <text:list xml:id="list8740973224389302951" text:style-name="L23">
        <text:list-item>
          <text:list>
            <text:list-item>
              <text:p text:style-name="P94">Population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</text:list>
        </text:list-item>
      </text:list>
      <text:list xml:id="list92606881581056" text:continue-list="list1623720535706315254" text:style-name="L22">
        <text:list-header>
          <text:p text:style-name="P38"/>
        </text:list-header>
        <text:list-item>
          <text:p text:style-name="P38">Achievements:</text:p>
        </text:list-item>
      </text:list>
      <text:list xml:id="list3234398583753544351" text:style-name="L24">
        <text:list-item>
          <text:list>
            <text:list-item>
              <text:p text:style-name="P40">The crossing: Success -&gt; Dibuix</text:p>
            </text:list-item>
            <text:list-item>
              <text:p text:style-name="P40">Perfection 8: Perfect -&gt; Nanook</text:p>
            </text:list-item>
            <text:list-item>
              <text:p text:style-name="P95">Ice and fire: 10 eps → img igloo</text:p>
            </text:list-item>
          </text:list>
        </text:list-item>
      </text:list>
      <text:list xml:id="list92606299235902" text:continue-list="list92606881581056" text:style-name="L22">
        <text:list-header>
          <text:p text:style-name="P38"/>
        </text:list-header>
        <text:list-item>
          <text:p text:style-name="P38">Story:</text:p>
        </text:list-item>
      </text:list>
      <text:list xml:id="list3127958056040439772" text:style-name="L25">
        <text:list-item>
          <text:list>
            <text:list-item>
              <text:p text:style-name="P41">Dibu: Escena de <text:span text:style-name="T54">recolecció</text:span></text:p>
            </text:list-item>
            <text:list-item>
              <text:p text:style-name="P41">Contingut: Dubtes; encara necessiten als Guies</text:p>
            </text:list-item>
            <text:list-item>
              <text:p text:style-name="P42">Text: "The Guides watch us and provide for us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1502873983510690168" text:style-name="L26">
        <text:list-item>
          <text:p text:style-name="P43">Atributs:</text:p>
          <text:list>
            <text:list-item>
              <text:p text:style-name="P43">Reproduction</text:p>
            </text:list-item>
            <text:list-item>
              <text:p text:style-name="P43">Technology</text:p>
            </text:list-item>
            <text:list-item>
              <text:p text:style-name="P43">Mobility</text:p>
            </text:list-item>
          </text:list>
          <text:p text:style-name="P43"/>
        </text:list-item>
        <text:list-item>
          <text:p text:style-name="P43">Poders:</text:p>
          <text:list>
            <text:list-item>
              <text:p text:style-name="P43">Warfare <text:span text:style-name="T29">(global)</text:span></text:p>
            </text:list-item>
            <text:list-item>
              <text:p text:style-name="P43">Influence <text:span text:style-name="T29">(global)</text:span>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8579399628066292618" text:style-name="L27">
        <text:list-item>
          <text:list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</text:list>
        </text:list-item>
      </text:list>
      <text:list xml:id="list92606401210300" text:continue-list="list1502873983510690168" text:style-name="L26">
        <text:list-header>
          <text:p text:style-name="P43"/>
        </text:list-header>
        <text:list-item>
          <text:p text:style-name="P43">Achievements:</text:p>
        </text:list-item>
      </text:list>
      <text:list xml:id="list134666214179415189" text:style-name="L28">
        <text:list-item>
          <text:list>
            <text:list-item>
              <text:p text:style-name="P45">Joining forces: Success -&gt; Dibuix</text:p>
            </text:list-item>
            <text:list-item>
              <text:p text:style-name="P45">Perfection 9: Perfect -&gt; Neanderthal extinction</text:p>
            </text:list-item>
            <text:list-item>
              <text:p text:style-name="P45">Easy Peasy: No Boosts -&gt; <text:span text:style-name="T28">txt mohawk treballadors</text:span></text:p>
            </text:list-item>
          </text:list>
        </text:list-item>
      </text:list>
      <text:list xml:id="list92605588678935" text:continue-list="list92606401210300" text:style-name="L26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Zho'll passant vora l'esquelet d'una espècie extingida</text:p>
            </text:list-item>
            <text:list-item>
              <text:p text:style-name="P43">Contingut: Estan a prop de conquerir tot el planeta, són l'espècie elegida</text:p>
            </text:list-item>
            <text:list-item>
              <text:p text:style-name="P43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8930486326011048007" text:style-name="L29">
        <text:list-item>
          <text:p text:style-name="P46">Atributs:</text:p>
          <text:list>
            <text:list-item>
              <text:p text:style-name="P46">Influence </text:p>
            </text:list-item>
            <text:list-item>
              <text:p text:style-name="P46">Warfare</text:p>
            </text:list-item>
            <text:list-item>
              <text:p text:style-name="P46">Technology</text:p>
            </text:list-item>
          </text:list>
        </text:list-item>
      </text:list>
      <text:p text:style-name="P3"/>
      <text:list xml:id="list92606556669553" text:continue-numbering="true" text:style-name="L29">
        <text:list-item>
          <text:p text:style-name="P46">Poders:</text:p>
          <text:list>
            <text:list-item>
              <text:p text:style-name="P47">Reproduction <text:span text:style-name="T29">(global)</text:span></text:p>
            </text:list-item>
            <text:list-item>
              <text:p text:style-name="P96">Resistance (àrea)</text:p>
            </text:list-item>
          </text:list>
          <text:p text:style-name="P46"/>
        </text:list-item>
        <text:list-item>
          <text:p text:style-name="P46">Goals:</text:p>
        </text:list-item>
      </text:list>
      <text:list xml:id="list1509475771108960309" text:style-name="L30">
        <text:list-item>
          <text:list>
            <text:list-item>
              <text:p text:style-name="P48">Dispersal</text:p>
            </text:list-item>
            <text:list-item>
              <text:p text:style-name="P48">Dispersal</text:p>
            </text:list-item>
            <text:list-item>
              <text:p text:style-name="P97">Population</text:p>
            </text:list-item>
            <text:list-item>
              <text:p text:style-name="P48">Dispersal</text:p>
            </text:list-item>
          </text:list>
        </text:list-item>
      </text:list>
      <text:list xml:id="list92606523282280" text:continue-list="list92606556669553" text:style-name="L29">
        <text:list-header>
          <text:p text:style-name="P46"/>
        </text:list-header>
        <text:list-item>
          <text:p text:style-name="P46">Achievements:</text:p>
        </text:list-item>
      </text:list>
      <text:list xml:id="list5324998371661843752" text:style-name="L31">
        <text:list-item>
          <text:list>
            <text:list-item>
              <text:p text:style-name="P49">Find a way: Success -&gt; Dibuix</text:p>
            </text:list-item>
            <text:list-item>
              <text:p text:style-name="P50">Perfection 10: Perfect -&gt; logo murphy's toast</text:p>
            </text:list-item>
            <text:list-item>
              <text:p text:style-name="P49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92607679567227" text:continue-list="list92606523282280" text:style-name="L29">
        <text:list-header>
          <text:p text:style-name="P46"/>
        </text:list-header>
        <text:list-item>
          <text:p text:style-name="P46">Story:</text:p>
          <text:list>
            <text:list-item>
              <text:p text:style-name="P133">Dibu: Poblat vora un llac</text:p>
            </text:list-item>
            <text:list-item>
              <text:p text:style-name="P46">Text: "<text:span text:style-name="T53">This is our world. We will settle wherever we desire.</text:span>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2241813093779900379" text:style-name="L32">
        <text:list-item>
          <text:p text:style-name="P51">Anar a 2 llocs, en cada un explotar un tipus de recurs: 1) minerals i 2) fusta. Al segon evitar sobreexplotació</text:p>
          <text:p text:style-name="P51"/>
        </text:list-item>
        <text:list-item>
          <text:p text:style-name="P51">Atributs:</text:p>
          <text:list>
            <text:list-item>
              <text:p text:style-name="P51">Exploitation</text:p>
            </text:list-item>
            <text:list-item>
              <text:p text:style-name="P51">Reproduction</text:p>
            </text:list-item>
            <text:list-item>
              <text:p text:style-name="P51">Technology</text:p>
            </text:list-item>
          </text:list>
          <text:p text:style-name="P51"/>
        </text:list-item>
        <text:list-item>
          <text:p text:style-name="P51">Poders:</text:p>
          <text:list>
            <text:list-item>
              <text:p text:style-name="P51">Resistance <text:span text:style-name="T29">(àrea)</text:span></text:p>
            </text:list-item>
            <text:list-item>
              <text:p text:style-name="P51">Mobility <text:span text:style-name="T29">(àrea)</text:span></text:p>
            </text:list-item>
          </text:list>
          <text:p text:style-name="P51"/>
        </text:list-item>
        <text:list-item>
          <text:p text:style-name="P51">Goals:</text:p>
        </text:list-item>
      </text:list>
      <text:list xml:id="list4562482664604438058" text:style-name="L33">
        <text:list-item>
          <text:list>
            <text:list-item>
              <text:p text:style-name="P52">Resources</text:p>
            </text:list-item>
            <text:list-item>
              <text:p text:style-name="P52">Resources</text:p>
            </text:list-item>
          </text:list>
        </text:list-item>
      </text:list>
      <text:list xml:id="list92606424452322" text:continue-list="list2241813093779900379" text:style-name="L32">
        <text:list-header>
          <text:p text:style-name="P51"/>
        </text:list-header>
        <text:list-item>
          <text:p text:style-name="P51">Achievements: <text:s/>→<text:span text:style-name="T40"> coses de obsidiana I altres minerals?</text:span></text:p>
        </text:list-item>
      </text:list>
      <text:list xml:id="list6945049902961679820" text:style-name="L34">
        <text:list-item>
          <text:list>
            <text:list-item>
              <text:p text:style-name="P53">?? : Success -&gt; Dibuix</text:p>
            </text:list-item>
            <text:list-item>
              <text:p text:style-name="P54"><text:span text:style-name="T19">Perfection 11</text:span> : Perfect -&gt; ??</text:p>
            </text:list-item>
            <text:list-item>
              <text:p text:style-name="P53">??</text:p>
            </text:list-item>
          </text:list>
        </text:list-item>
      </text:list>
      <text:list xml:id="list92606727939461" text:continue-list="list92606424452322" text:style-name="L32">
        <text:list-header>
          <text:p text:style-name="P51"/>
        </text:list-header>
        <text:list-item>
          <text:p text:style-name="P51">Story:</text:p>
          <text:list>
            <text:list-item>
              <text:p text:style-name="P134">Dibu: Símbols dels Guies en una cova</text:p>
            </text:list-item>
            <text:list-item>
              <text:p text:style-name="P51">Contingut: </text:p>
            </text:list-item>
            <text:list-item>
              <text:p text:style-name="P51">Text: "<text:span text:style-name="T52">The symbol of the Guides points towards their home.</text:span>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1098256763192262276" text:style-name="L35">
        <text:list-item>
          <text:p text:style-name="P55">Competir contra una altra població pels recursos de bosc d'una zona determinada. Dues opcions: pujar influència o guerra mentre es puja exploitation i controlant sobreexplotació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Influence</text:p>
            </text:list-item>
            <text:list-item>
              <text:p text:style-name="P98">Warfare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Reproduction <text:span text:style-name="T30">(global)</text:span></text:p>
            </text:list-item>
            <text:list-item>
              <text:p text:style-name="P99">Mobility (area)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5292210921877678378" text:style-name="L36">
        <text:list-item>
          <text:list>
            <text:list-item>
              <text:p text:style-name="P56">Resources </text:p>
            </text:list-item>
            <text:list-item>
              <text:p text:style-name="P100">Dispersal</text:p>
            </text:list-item>
          </text:list>
        </text:list-item>
      </text:list>
      <text:list xml:id="list92607401091854" text:continue-list="list1098256763192262276" text:style-name="L35">
        <text:list-header>
          <text:p text:style-name="P55"/>
        </text:list-header>
        <text:list-item>
          <text:p text:style-name="P55">Achievements: →<text:span text:style-name="T40"> carrying capacity</text:span></text:p>
        </text:list-item>
      </text:list>
      <text:list xml:id="list8842112107846929454" text:style-name="L37">
        <text:list-item>
          <text:list>
            <text:list-item>
              <text:p text:style-name="P57">?? : Success -&gt; Dibuix</text:p>
            </text:list-item>
            <text:list-item>
              <text:p text:style-name="P124"><text:span text:style-name="T19">Perfection 12</text:span> : Perfect →<text:span text:style-name="T23"> txt sky burials</text:span></text:p>
            </text:list-item>
            <text:list-item>
              <text:p text:style-name="P101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92607661294944" text:continue-list="list92607401091854" text:style-name="L35">
        <text:list-header>
          <text:p text:style-name="P55"/>
        </text:list-header>
        <text:list-item>
          <text:p text:style-name="P55">Story:</text:p>
          <text:list>
            <text:list-item>
              <text:p text:style-name="P132">Dibu: Escena <text:span text:style-name="T52">a cova</text:span></text:p>
            </text:list-item>
            <text:list-item>
              <text:p text:style-name="P55">Contingut: </text:p>
            </text:list-item>
            <text:list-item>
              <text:p text:style-name="P55">Text: "<text:span text:style-name="T52">We will show the entire planet that they watch us.</text:span>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2494245913333667065" text:style-name="L38">
        <text:list-item>
          <text:p text:style-name="P58">Agafar recursos d'una zona, arribar una altra amb ells i comerciar fins tenir XX de l'altre recurs</text:p>
          <text:p text:style-name="P58"/>
        </text:list-item>
        <text:list-item>
          <text:p text:style-name="P58">Atributs:</text:p>
          <text:list>
            <text:list-item>
              <text:p text:style-name="P58">Exploitation</text:p>
            </text:list-item>
            <text:list-item>
              <text:p text:style-name="P58">Trade</text:p>
            </text:list-item>
            <text:list-item>
              <text:p text:style-name="P58">Reproduction</text:p>
            </text:list-item>
          </text:list>
          <text:p text:style-name="P58"/>
        </text:list-item>
        <text:list-item>
          <text:p text:style-name="P58">Poders:</text:p>
          <text:list>
            <text:list-item>
              <text:p text:style-name="P58">Mobility <text:span text:style-name="T30">(àrea)</text:span></text:p>
            </text:list-item>
            <text:list-item>
              <text:p text:style-name="P58">Influence <text:span text:style-name="T30">(global)</text:span></text:p>
            </text:list-item>
          </text:list>
          <text:p text:style-name="P58"/>
        </text:list-item>
        <text:list-item>
          <text:p text:style-name="P58">Goals:</text:p>
        </text:list-item>
      </text:list>
      <text:list xml:id="list5935800520048747034" text:style-name="L39">
        <text:list-item>
          <text:list>
            <text:list-item>
              <text:p text:style-name="P59">Resources <text:span text:style-name="T33">(fusta)</text:span></text:p>
            </text:list-item>
            <text:list-item>
              <text:p text:style-name="P59">Resources <text:span text:style-name="T33">(mineral)</text:span></text:p>
            </text:list-item>
          </text:list>
        </text:list-item>
      </text:list>
      <text:list xml:id="list92606566642124" text:continue-list="list2494245913333667065" text:style-name="L38">
        <text:list-item>
          <text:p text:style-name="P58"/>
        </text:list-item>
        <text:list-item>
          <text:p text:style-name="P58">Achievements: →<text:span text:style-name="T41"> trade</text:span></text:p>
        </text:list-item>
      </text:list>
      <text:list xml:id="list5252266232528884337" text:style-name="L40">
        <text:list-item>
          <text:list>
            <text:list-item>
              <text:p text:style-name="P60">?? : Success -&gt; Dibuix</text:p>
            </text:list-item>
            <text:list-item>
              <text:p text:style-name="P61"><text:span text:style-name="T19">Perfection 13</text:span> : Perfect -&gt; ??</text:p>
            </text:list-item>
            <text:list-item>
              <text:p text:style-name="P60">??</text:p>
            </text:list-item>
          </text:list>
        </text:list-item>
      </text:list>
      <text:list xml:id="list92606090712066" text:continue-list="list92606566642124" text:style-name="L38">
        <text:list-header>
          <text:p text:style-name="P58"/>
        </text:list-header>
        <text:list-item>
          <text:p text:style-name="P58">Story:</text:p>
          <text:list>
            <text:list-item>
              <text:p text:style-name="P128">Dibu: <text:span text:style-name="T48">Escena de comerç</text:span></text:p>
            </text:list-item>
            <text:list-item>
              <text:p text:style-name="P58">Contingut: </text:p>
            </text:list-item>
            <text:list-item>
              <text:p text:style-name="P58">Text: "<text:span text:style-name="T52">We can trade minerals for anything</text:span>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1986802903629685678" text:style-name="L41">
        <text:list-item>
          <text:p text:style-name="P102">Aconseguir un recurs tot i tenir exploitation per influència o ara bé per aniquilació dels competidors.</text:p>
          <text:p text:style-name="P62"/>
        </text:list-item>
        <text:list-item>
          <text:p text:style-name="P62">Atributs:</text:p>
          <text:list>
            <text:list-item>
              <text:p text:style-name="P103">Mobility</text:p>
            </text:list-item>
            <text:list-item>
              <text:p text:style-name="P62">Warfare</text:p>
            </text:list-item>
            <text:list-item>
              <text:p text:style-name="P104">Influència</text:p>
            </text:list-item>
          </text:list>
          <text:p text:style-name="P62"/>
        </text:list-item>
        <text:list-item>
          <text:p text:style-name="P62">Poders:</text:p>
          <text:list>
            <text:list-item>
              <text:p text:style-name="P105">Mobilitat (àrea)</text:p>
            </text:list-item>
            <text:list-item>
              <text:p text:style-name="P104">Reproduction (global)</text:p>
            </text:list-item>
          </text:list>
          <text:p text:style-name="P62"/>
        </text:list-item>
        <text:list-item>
          <text:p text:style-name="P62">Goals:</text:p>
        </text:list-item>
      </text:list>
      <text:list xml:id="list5292415578552097284" text:style-name="L42">
        <text:list-item>
          <text:list>
            <text:list-item>
              <text:p text:style-name="P63">Resources <text:span text:style-name="T34">(mineral)</text:span></text:p>
            </text:list-item>
            <text:list-item>
              <text:p text:style-name="P64">Dispersal</text:p>
            </text:list-item>
          </text:list>
        </text:list-item>
      </text:list>
      <text:list xml:id="list92605974490524" text:continue-list="list1986802903629685678" text:style-name="L41">
        <text:list-header>
          <text:p text:style-name="P62"/>
        </text:list-header>
        <text:list-item>
          <text:p text:style-name="P62">Achievements:</text:p>
        </text:list-item>
      </text:list>
      <text:list xml:id="list7050990777387329000" text:style-name="L43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9">Perfection 14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92606556409130" text:continue-list="list92605974490524" text:style-name="L41">
        <text:list-header>
          <text:p text:style-name="P62"/>
        </text:list-header>
        <text:list-item>
          <text:p text:style-name="P62">Story:</text:p>
          <text:list>
            <text:list-item>
              <text:p text:style-name="P131">Dibu: Escena d<text:span text:style-name="T52">'enterrament</text:span></text:p>
            </text:list-item>
            <text:list-item>
              <text:p text:style-name="P62">Contingut: </text:p>
            </text:list-item>
            <text:list-item>
              <text:p text:style-name="P62">Text: "<text:span text:style-name="T52">Let his soul go with the Guides</text:span>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7734848805075247699" text:style-name="L44">
        <text:list-item>
          <text:p text:style-name="P67">Agafar fusta i canviar-lo per metalls a on hi ha una altra població mitjançant trade</text:p>
          <text:p text:style-name="P67"/>
        </text:list-item>
        <text:list-item>
          <text:p text:style-name="P67">Atributs: </text:p>
          <text:list>
            <text:list-item>
              <text:p text:style-name="P67">Trade</text:p>
            </text:list-item>
            <text:list-item>
              <text:p text:style-name="P106">Exploitation</text:p>
            </text:list-item>
            <text:list-item>
              <text:p text:style-name="P107">Technolog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108">Mobility (àrea)</text:p>
            </text:list-item>
            <text:list-item>
              <text:p text:style-name="P109">Reproduction (global)</text:p>
            </text:list-item>
          </text:list>
        </text:list-item>
      </text:list>
      <text:h text:style-name="Heading_20_4" text:outline-level="4"/>
      <text:list xml:id="list92606555684676" text:continue-numbering="true" text:style-name="L44">
        <text:list-item>
          <text:p text:style-name="P67">Goals:</text:p>
        </text:list-item>
      </text:list>
      <text:list xml:id="list3920270467778641806" text:style-name="L45">
        <text:list-item>
          <text:list>
            <text:list-item>
              <text:p text:style-name="P68">Resources <text:span text:style-name="T34">(wood)</text:span></text:p>
            </text:list-item>
            <text:list-item>
              <text:p text:style-name="P69">Resources <text:s/><text:span text:style-name="T34">(mineral)</text:span></text:p>
            </text:list-item>
          </text:list>
        </text:list-item>
      </text:list>
      <text:list xml:id="list92607707826049" text:continue-list="list92606555684676" text:style-name="L44">
        <text:list-header>
          <text:p text:style-name="P67"/>
        </text:list-header>
        <text:list-item>
          <text:p text:style-name="P67">Achievements:</text:p>
        </text:list-item>
      </text:list>
      <text:list xml:id="list2942535699616025833" text:style-name="L46">
        <text:list-item>
          <text:list>
            <text:list-item>
              <text:p text:style-name="P70">?? : Success -&gt; Dibuix</text:p>
            </text:list-item>
            <text:list-item>
              <text:p text:style-name="P71"><text:span text:style-name="T19">Perfection 15</text:span> : Perfect -&gt; ??</text:p>
            </text:list-item>
            <text:list-item>
              <text:p text:style-name="P70">??</text:p>
            </text:list-item>
          </text:list>
        </text:list-item>
      </text:list>
      <text:list xml:id="list92607001657528" text:continue-list="list92607707826049" text:style-name="L44">
        <text:list-header>
          <text:p text:style-name="P67"/>
        </text:list-header>
        <text:list-item>
          <text:p text:style-name="P67">Story:</text:p>
          <text:list>
            <text:list-item>
              <text:p text:style-name="P130">Dibu: <text:span text:style-name="T52">Escena de pesca</text:span></text:p>
            </text:list-item>
            <text:list-item>
              <text:p text:style-name="P67">Contingut: </text:p>
            </text:list-item>
            <text:list-item>
              <text:p text:style-name="P67">Text: "<text:span text:style-name="T52">The entire world is our home.</text:span>"</text:p>
            </text:list-item>
          </text:list>
        </text:list-item>
      </text:list>
      <text:p text:style-name="P3"/>
      <text:p text:style-name="P5">16 - Terraforming</text:p>
      <text:p text:style-name="P3"/>
      <text:list xml:id="list5759239304974629683" text:style-name="L47">
        <text:list-item>
          <text:p text:style-name="P72">Transformar una zona àrida en una de ben cultivada</text:p>
          <text:p text:style-name="P72"/>
        </text:list-item>
        <text:list-item>
          <text:p text:style-name="P72">Atributs:</text:p>
          <text:list>
            <text:list-item>
              <text:p text:style-name="P72">Terraforming</text:p>
            </text:list-item>
            <text:list-item>
              <text:p text:style-name="P72">Technology</text:p>
            </text:list-item>
            <text:list-item>
              <text:p text:style-name="P72">Mobility</text:p>
            </text:list-item>
          </text:list>
          <text:p text:style-name="P72"/>
        </text:list-item>
        <text:list-item>
          <text:p text:style-name="P72">Poders:</text:p>
          <text:list>
            <text:list-item>
              <text:p text:style-name="P72">Reproduction <text:span text:style-name="T30">(global)</text:span></text:p>
            </text:list-item>
            <text:list-item>
              <text:p text:style-name="P72">Resistance <text:span text:style-name="T30">(àrea)</text:span></text:p>
            </text:list-item>
          </text:list>
          <text:p text:style-name="P72"/>
        </text:list-item>
        <text:list-item>
          <text:p text:style-name="P72">Goals:</text:p>
        </text:list-item>
      </text:list>
      <text:list xml:id="list4353863176698696950" text:style-name="L48">
        <text:list-item>
          <text:list>
            <text:list-item>
              <text:p text:style-name="P73">Dispersal</text:p>
            </text:list-item>
            <text:list-item>
              <text:p text:style-name="P73">Population</text:p>
            </text:list-item>
          </text:list>
        </text:list-item>
      </text:list>
      <text:list xml:id="list92606006100045" text:continue-list="list5759239304974629683" text:style-name="L47">
        <text:list-header>
          <text:p text:style-name="P72"/>
        </text:list-header>
        <text:list-item>
          <text:p text:style-name="P72">Achievements:</text:p>
        </text:list-item>
      </text:list>
      <text:list xml:id="list1968199820379735226" text:style-name="L49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9">Perfection 16</text:span> : Perfect -&gt; ??</text:p>
            </text:list-item>
            <text:list-item>
              <text:p text:style-name="P74">??</text:p>
            </text:list-item>
          </text:list>
        </text:list-item>
      </text:list>
      <text:list xml:id="list92605772590259" text:continue-list="list92606006100045" text:style-name="L47">
        <text:list-header>
          <text:p text:style-name="P72"/>
        </text:list-header>
        <text:list-item>
          <text:p text:style-name="P72">Story:</text:p>
          <text:list>
            <text:list-item>
              <text:p text:style-name="P127">Dibu: Escena d<text:span text:style-name="T48">'agricultura</text:span></text:p>
            </text:list-item>
            <text:list-item>
              <text:p text:style-name="P72">Contingut: </text:p>
            </text:list-item>
            <text:list-item>
              <text:p text:style-name="P72">Text: "<text:span text:style-name="T51">We will make a better home for our offspring</text:span>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8571399853760538344" text:style-name="L50">
        <text:list-item>
          <text:p text:style-name="P76">Expandir una població mitjançant terraforming mentre es recolecta un recurs (cal evitar sobreexplotació)</text:p>
          <text:p text:style-name="P76"/>
        </text:list-item>
        <text:list-item>
          <text:p text:style-name="P76">Atributs:</text:p>
          <text:list>
            <text:list-item>
              <text:p text:style-name="P76">Terraform</text:p>
            </text:list-item>
            <text:list-item>
              <text:p text:style-name="P76">Exploitation</text:p>
            </text:list-item>
            <text:list-item>
              <text:p text:style-name="P110">Resistance</text:p>
            </text:list-item>
          </text:list>
          <text:p text:style-name="P76"/>
        </text:list-item>
        <text:list-item>
          <text:p text:style-name="P76">Poders:</text:p>
          <text:list>
            <text:list-item>
              <text:p text:style-name="P76"><text:span text:style-name="T36">Reproduction</text:span> <text:span text:style-name="T30">(global)</text:span></text:p>
            </text:list-item>
            <text:list-item>
              <text:p text:style-name="P76"><text:span text:style-name="T35">Mobility</text:span> <text:span text:style-name="T30">(àrea)</text:span></text:p>
            </text:list-item>
          </text:list>
          <text:p text:style-name="P76"/>
        </text:list-item>
        <text:list-item>
          <text:p text:style-name="P76">Goals:</text:p>
        </text:list-item>
      </text:list>
      <text:list xml:id="list836226285274739262" text:style-name="L51">
        <text:list-item>
          <text:list>
            <text:list-item>
              <text:p text:style-name="P78">Population</text:p>
            </text:list-item>
            <text:list-item>
              <text:p text:style-name="P78">Dispersal</text:p>
            </text:list-item>
            <text:list-item>
              <text:p text:style-name="P78">Resources</text:p>
            </text:list-item>
          </text:list>
        </text:list-item>
      </text:list>
      <text:list xml:id="list92606324648710" text:continue-list="list8571399853760538344" text:style-name="L50">
        <text:list-header>
          <text:p text:style-name="P76"/>
        </text:list-header>
        <text:list-item>
          <text:p text:style-name="P76">Achievements:</text:p>
        </text:list-item>
      </text:list>
      <text:list xml:id="list1539628169503023352" text:style-name="L52">
        <text:list-item>
          <text:list>
            <text:list-item>
              <text:p text:style-name="P79">?? : Success -&gt; Dibuix</text:p>
            </text:list-item>
            <text:list-item>
              <text:p text:style-name="P80"><text:span text:style-name="T19">Perfection 17</text:span> : Perfect-<text:span text:style-name="T20">&gt; img miners de sulfur a java</text:span></text:p>
            </text:list-item>
            <text:list-item>
              <text:p text:style-name="P80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92607706470420" text:continue-list="list92606324648710" text:style-name="L50">
        <text:list-header>
          <text:p text:style-name="P76"/>
        </text:list-header>
        <text:list-item>
          <text:p text:style-name="P76">Story:</text:p>
          <text:list>
            <text:list-item>
              <text:p text:style-name="P77">Dibu: <text:span text:style-name="T50">Ramats</text:span></text:p>
            </text:list-item>
            <text:list-item>
              <text:p text:style-name="P76">Contingut: </text:p>
            </text:list-item>
            <text:list-item>
              <text:p text:style-name="P76">Text: "<text:span text:style-name="T50">The Zho'll are the masters of this world. We control its plants and its animals.</text:span>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5744326244950325515" text:style-name="L53">
        <text:list-item>
          <text:p text:style-name="P81">Expandir una població mitjançant terraforming mentre es competeix per un recurs amb una altra cultura</text:p>
          <text:p text:style-name="P81"/>
        </text:list-item>
        <text:list-item>
          <text:p text:style-name="P81">Atributs:</text:p>
          <text:list>
            <text:list-item>
              <text:p text:style-name="P111">Technology</text:p>
            </text:list-item>
            <text:list-item>
              <text:p text:style-name="P112">Reproduction</text:p>
            </text:list-item>
            <text:list-item>
              <text:p text:style-name="P81">Trad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Warfare <text:span text:style-name="T30">(global)</text:span></text:p>
            </text:list-item>
            <text:list-item>
              <text:p text:style-name="P113"><text:span text:style-name="T37">Influence </text:span>(<text:span text:style-name="T37">global</text:span>)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1669432436638570412" text:style-name="L54">
        <text:list-item>
          <text:list>
            <text:list-item>
              <text:p text:style-name="P82">Population</text:p>
            </text:list-item>
            <text:list-item>
              <text:p text:style-name="P82">Resources</text:p>
            </text:list-item>
            <text:list-item>
              <text:p text:style-name="P82">Resources</text:p>
            </text:list-item>
          </text:list>
        </text:list-item>
      </text:list>
      <text:list xml:id="list92606936607219" text:continue-list="list5744326244950325515" text:style-name="L53">
        <text:list-header>
          <text:p text:style-name="P81"/>
        </text:list-header>
        <text:list-item>
          <text:p text:style-name="P81">Achievements:</text:p>
        </text:list-item>
      </text:list>
      <text:list xml:id="list1524689611430693382" text:style-name="L55">
        <text:list-item>
          <text:list>
            <text:list-item>
              <text:p text:style-name="P83">?? : Success -&gt; Dibuix</text:p>
            </text:list-item>
            <text:list-item>
              <text:p text:style-name="P83">?? : Perfect -&gt; ??</text:p>
            </text:list-item>
            <text:list-item>
              <text:p text:style-name="P83">??</text:p>
            </text:list-item>
          </text:list>
        </text:list-item>
      </text:list>
      <text:list xml:id="list92606948002355" text:continue-list="list92606936607219" text:style-name="L53">
        <text:list-header>
          <text:p text:style-name="P81"/>
        </text:list-header>
        <text:list-item>
          <text:p text:style-name="P81">Story:</text:p>
          <text:list>
            <text:list-item>
              <text:p text:style-name="P129">Dibu: <text:span text:style-name="T49">Ciutat al fons</text:span></text:p>
            </text:list-item>
            <text:list-item>
              <text:p text:style-name="P81">Contingut: </text:p>
            </text:list-item>
            <text:list-item>
              <text:p text:style-name="P81">Text: "<text:span text:style-name="T49">Why do the Guides punish us? We must leave our home again.</text:span>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4937104717576440733" text:style-name="L56">
        <text:list-item>
          <text:p text:style-name="P114">Aconseguir suficient població per destruïr l'altra població</text:p>
          <text:p text:style-name="P84"/>
        </text:list-item>
        <text:list-item>
          <text:p text:style-name="P84">Atributs:</text:p>
          <text:list>
            <text:list-item>
              <text:p text:style-name="P84">Terraform</text:p>
            </text:list-item>
            <text:list-item>
              <text:p text:style-name="P116">Technology</text:p>
            </text:list-item>
            <text:list-item>
              <text:p text:style-name="P114">Warfare</text:p>
            </text:list-item>
          </text:list>
          <text:p text:style-name="P84"/>
        </text:list-item>
        <text:list-item>
          <text:p text:style-name="P84">Poders:</text:p>
          <text:list>
            <text:list-item>
              <text:p text:style-name="P84"><text:span text:style-name="T31">Reproduction</text:span> <text:span text:style-name="T30">(global)</text:span></text:p>
            </text:list-item>
            <text:list-item>
              <text:p text:style-name="P84">Mobility <text:span text:style-name="T30">(àrea)</text:span></text:p>
            </text:list-item>
          </text:list>
          <text:p text:style-name="P84"/>
        </text:list-item>
        <text:list-item>
          <text:p text:style-name="P84">Goals:</text:p>
        </text:list-item>
      </text:list>
      <text:list xml:id="list1811341485738207230" text:style-name="L57">
        <text:list-item>
          <text:list>
            <text:list-item>
              <text:p text:style-name="P115">Population</text:p>
            </text:list-item>
            <text:list-item>
              <text:p text:style-name="P120">Dispersal</text:p>
            </text:list-item>
          </text:list>
        </text:list-item>
      </text:list>
      <text:list xml:id="list92607519882468" text:continue-list="list4937104717576440733" text:style-name="L56">
        <text:list-header>
          <text:p text:style-name="P84"/>
        </text:list-header>
        <text:list-item>
          <text:p text:style-name="P84">Achievements: →<text:span text:style-name="T43"> colapses I coses</text:span></text:p>
        </text:list-item>
      </text:list>
      <text:list xml:id="list9211021464730907504" text:style-name="L58">
        <text:list-item>
          <text:list>
            <text:list-item>
              <text:p text:style-name="P85">?? : Success -&gt; Dibuix</text:p>
            </text:list-item>
            <text:list-item>
              <text:p text:style-name="P85">?? : Perfect -&gt; ??</text:p>
            </text:list-item>
            <text:list-item>
              <text:p text:style-name="P85">??</text:p>
            </text:list-item>
          </text:list>
        </text:list-item>
      </text:list>
      <text:list xml:id="list92606171592792" text:continue-list="list92607519882468" text:style-name="L56">
        <text:list-header>
          <text:p text:style-name="P84"/>
        </text:list-header>
        <text:list-item>
          <text:p text:style-name="P84">Story:</text:p>
          <text:list>
            <text:list-item>
              <text:p text:style-name="P126">Dibu: <text:span text:style-name="T31">Escena de guerra</text:span></text:p>
            </text:list-item>
            <text:list-item>
              <text:p text:style-name="P84">Contingut: <text:span text:style-name="T47">Col·lapse I conflicte</text:span></text:p>
            </text:list-item>
            <text:list-item>
              <text:p text:style-name="P84">Text: "<text:span text:style-name="T47">We don't want to be forgotten. This is our world!</text:span>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5540643303552290741" text:style-name="L59">
        <text:list-item>
          <text:p text:style-name="P117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6">Atributs:</text:p>
          <text:list>
            <text:list-item>
              <text:p text:style-name="P121">Mobility</text:p>
            </text:list-item>
            <text:list-item>
              <text:p text:style-name="P117">Technology</text:p>
            </text:list-item>
            <text:list-item>
              <text:p text:style-name="P117">Resistance</text:p>
            </text:list-item>
          </text:list>
        </text:list-item>
        <text:list-item>
          <text:p text:style-name="P86">Poders:</text:p>
          <text:list>
            <text:list-item>
              <text:p text:style-name="P117">Reproduction <text:span text:style-name="T38">(global)</text:span></text:p>
            </text:list-item>
            <text:list-item>
              <text:p text:style-name="P122">Mobility (<text:span text:style-name="T39">àrea</text:span>)</text:p>
            </text:list-item>
          </text:list>
          <text:p text:style-name="P86"/>
        </text:list-item>
        <text:list-item>
          <text:p text:style-name="P87">Goals:</text:p>
          <text:list>
            <text:list-item>
              <text:p text:style-name="P117">Per eliminar la població:</text:p>
            </text:list-item>
          </text:list>
        </text:list-item>
      </text:list>
      <text:h text:style-name="Heading_20_5" text:outline-level="5">Population (a 0)</text:h>
      <text:list xml:id="list92607449656623" text:continue-numbering="true" text:style-name="L59">
        <text:list-item>
          <text:list>
            <text:list-item>
              <text:p text:style-name="P117">Per salvar la població:</text:p>
            </text:list-item>
          </text:list>
        </text:list-item>
      </text:list>
      <text:list xml:id="list6681481957835834745" text:style-name="L60">
        <text:list-item>
          <text:p text:style-name="P118">Dispersal</text:p>
        </text:list-item>
        <text:list-item>
          <text:p text:style-name="P119">Population</text:p>
        </text:list-item>
      </text:list>
      <text:p text:style-name="P3"/>
      <text:list xml:id="list92606012098313" text:continue-list="list92607449656623" text:style-name="L59">
        <text:list-item>
          <text:p text:style-name="P86">Achievements: →<text:span text:style-name="T42"> la vida se abre camino</text:span></text:p>
        </text:list-item>
      </text:list>
      <text:list xml:id="list4976190075956975602" text:style-name="L61">
        <text:list-item>
          <text:p text:style-name="P89"><text:span text:style-name="T18">Humans go home!</text:span> : Success -&gt; Dibuix</text:p>
        </text:list-item>
        <text:list-item>
          <text:p text:style-name="P89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9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92605663314941" text:continue-list="list92606012098313" text:style-name="L59">
        <text:list-item>
          <text:p text:style-name="P86">Story:</text:p>
          <text:list>
            <text:list-item>
              <text:p text:style-name="P125">Dibu: Fi del culte als Guies, destrucció dels símbols mentre la nau marxa <text:span text:style-name="T44">(2 versions)</text:span></text:p>
            </text:list-item>
            <text:list-item>
              <text:p text:style-name="P88">Text: " <text:span text:style-name="T45">We don't need the Guides anymore. We are the </text:span>Zho'll."</text:p>
            </text:list-item>
            <text:list-item>
              <text:p text:style-name="P123">Text2: “Mission accomplishe<text:span text:style-name="T46">d. Let's go back home!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1T09:26:05.498206938</dc:date>
    <dc:creator>Xavier Rubio-Campillo</dc:creator>
    <meta:editing-duration>P1DT9H30M47S</meta:editing-duration>
    <meta:editing-cycles>104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5" meta:word-count="1833" meta:character-count="9272" meta:non-whitespace-character-count="8291"/>
  </office:meta>
</office:document-meta>
</file>